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646in" fo:margin-left="0in" table:align="left"/>
    </style:style>
    <style:style style:name="Table1.A" style:family="table-column">
      <style:table-column-properties style:column-width="1.65in"/>
    </style:style>
    <style:style style:name="Table1.B" style:family="table-column">
      <style:table-column-properties style:column-width="5.4146in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.18" style:family="table-row">
      <style:table-row-properties style:min-row-height="1.2951in"/>
    </style:style>
    <style:style style:name="Table1.19" style:family="table-row">
      <style:table-row-properties style:min-row-height="1.7514in"/>
    </style:style>
    <style:style style:name="Table1.20" style:family="table-row">
      <style:table-row-properties style:min-row-height="1.3264in"/>
    </style:style>
    <style:style style:name="P1" style:family="paragraph" style:parent-style-name="Standard">
      <style:text-properties fo:color="#000000" style:font-name="Monospace" fo:font-size="10pt" fo:background-color="#e8f2fe" style:font-size-asian="10pt"/>
    </style:style>
    <style:style style:name="P2" style:family="paragraph" style:parent-style-name="Standard">
      <style:text-properties fo:color="#000000" style:font-name="Calibri" fo:font-style="italic" fo:font-weight="bold" fo:background-color="#e8f2fe" style:font-style-asian="italic" style:font-weight-asian="bold"/>
    </style:style>
    <style:style style:name="P3" style:family="paragraph" style:parent-style-name="Standard">
      <style:text-properties officeooo:paragraph-rsid="00149ce4"/>
    </style:style>
    <style:style style:name="P4" style:family="paragraph" style:parent-style-name="Обычный">
      <style:text-properties style:font-name="Calibri" fo:background-color="#e8f2fe"/>
    </style:style>
    <style:style style:name="P5" style:family="paragraph" style:parent-style-name="Обычный">
      <style:text-properties style:font-name="Calibri" officeooo:rsid="0012f515" officeooo:paragraph-rsid="0012f515" fo:background-color="#e8f2fe"/>
    </style:style>
    <style:style style:name="P6" style:family="paragraph" style:parent-style-name="Обычный">
      <style:text-properties style:font-name="Calibri" officeooo:rsid="00136ab5" officeooo:paragraph-rsid="00136ab5" fo:background-color="#e8f2fe"/>
    </style:style>
    <style:style style:name="P7" style:family="paragraph" style:parent-style-name="Обычный">
      <style:text-properties style:font-name="Calibri" officeooo:paragraph-rsid="0010b981" fo:background-color="#e8f2fe"/>
    </style:style>
    <style:style style:name="P8" style:family="paragraph" style:parent-style-name="Обычный">
      <style:text-properties style:font-name="Calibri" officeooo:rsid="0010b981" officeooo:paragraph-rsid="0010b981" fo:background-color="#e8f2fe"/>
    </style:style>
    <style:style style:name="P9" style:family="paragraph" style:parent-style-name="Обычный">
      <style:text-properties style:font-name="Calibri" officeooo:rsid="00149ce4" officeooo:paragraph-rsid="00149ce4" fo:background-color="#e8f2fe"/>
    </style:style>
    <style:style style:name="P10" style:family="paragraph" style:parent-style-name="Обычный">
      <style:text-properties style:font-name="Calibri" officeooo:rsid="0014eefa" officeooo:paragraph-rsid="0014eefa" fo:background-color="#e8f2fe"/>
    </style:style>
    <style:style style:name="P11" style:family="paragraph" style:parent-style-name="Preformatted_20_Text">
      <style:text-properties style:font-name="Calibri" fo:font-size="12pt" officeooo:rsid="0012f515" officeooo:paragraph-rsid="00136ab5" fo:background-color="#e8f2fe" style:font-size-asian="12pt" style:font-size-complex="12pt"/>
    </style:style>
    <style:style style:name="P12" style:family="paragraph" style:parent-style-name="Preformatted_20_Text">
      <style:text-properties style:font-name="Calibri" fo:font-size="12pt" officeooo:rsid="001d1467" officeooo:paragraph-rsid="00149ce4" fo:background-color="#e8f2fe" style:font-size-asian="12pt" style:font-size-complex="12pt"/>
    </style:style>
    <style:style style:name="P13" style:family="paragraph" style:parent-style-name="Preformatted_20_Text">
      <style:text-properties style:font-name="Calibri" fo:font-size="12pt" officeooo:rsid="001d1467" officeooo:paragraph-rsid="00149ce4" fo:background-color="#e8f2fe" style:font-name-asian="Nimbus Mono L" style:font-size-asian="12pt" style:font-name-complex="Liberation Mono" style:font-size-complex="12pt"/>
    </style:style>
    <style:style style:name="P14" style:family="paragraph" style:parent-style-name="Preformatted_20_Text">
      <style:text-properties style:font-name="Calibri" fo:font-size="12pt" officeooo:rsid="001d1467" officeooo:paragraph-rsid="0014eefa" fo:background-color="#e8f2fe" style:font-name-asian="Nimbus Mono L" style:font-size-asian="12pt" style:font-name-complex="Liberation Mono" style:font-size-complex="12pt"/>
    </style:style>
    <style:style style:name="P15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6" style:family="paragraph" style:parent-style-name="Обычный">
      <style:text-properties style:font-name="Calibri" officeooo:rsid="0014eefa" officeooo:paragraph-rsid="0017ca5c" fo:background-color="#e8f2fe"/>
    </style:style>
    <style:style style:name="P17" style:family="paragraph" style:parent-style-name="Preformatted_20_Text">
      <style:text-properties style:font-name="Calibri" fo:font-size="12pt" officeooo:rsid="001d1467" officeooo:paragraph-rsid="0017ca5c" fo:background-color="#e8f2fe" style:font-name-asian="Nimbus Mono L" style:font-size-asian="12pt" style:font-name-complex="Liberation Mono" style:font-size-complex="12pt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000000" style:font-name="Calibri" fo:font-size="14pt" fo:language="ru" fo:country="RU" fo:font-weight="bold" fo:background-color="#e8f2fe" loext:char-shading-value="0" style:font-size-asian="14pt" style:font-weight-asian="bold" style:font-size-complex="14pt"/>
    </style:style>
    <style:style style:name="T3" style:family="text">
      <style:text-properties fo:color="#000000" style:font-name="Calibri" fo:font-size="14pt" fo:font-weight="bold" fo:background-color="#e8f2fe" loext:char-shading-value="0" style:font-size-asian="14pt" style:font-weight-asian="bold" style:font-size-complex="14pt"/>
    </style:style>
    <style:style style:name="T4" style:family="text">
      <style:text-properties style:font-name="Calibri" fo:background-color="#e8f2fe" loext:char-shading-value="0"/>
    </style:style>
    <style:style style:name="T5" style:family="text">
      <style:text-properties officeooo:rsid="0010b981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49ce4"/>
    </style:style>
    <style:style style:name="T8" style:family="text">
      <style:text-properties officeooo:rsid="00166561"/>
    </style:style>
    <style:style style:name="T9" style:family="text">
      <style:text-properties officeooo:rsid="0017ca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Основной_20_шрифт_20_абзаца"><text:span text:style-name="T1"><text:tab/><text:tab/></text:span></text:span><text:span text:style-name="Основной_20_шрифт_20_абзаца"><text:span text:style-name="T2">A </text:span></text:span><text:span text:style-name="Основной_20_шрифт_20_абзаца"><text:span text:style-name="T3">List of the working buttons and descriptions of <text:tab/>their functions</text:span>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Button's Name</text:p>
          </table:table-cell>
          <table:table-cell table:style-name="Table1.A1" office:value-type="string">
            <text:p text:style-name="P2">Function's Description</text:p>
          </table:table-cell>
        </table:table-row>
        <table:table-row>
          <table:table-cell table:style-name="Table1.A1" office:value-type="string">
            <text:p text:style-name="P4">“File”-→”Open”</text:p>
          </table:table-cell>
          <table:table-cell table:style-name="Table1.A1" office:value-type="string">
            <text:p text:style-name="P4">Opens a file with the phoneme’s description. The 'Phoneme edit' function and the 'phoneme save' function do not work properly yet. It’s done but still unmount and should be finished and tested.</text:p>
          </table:table-cell>
        </table:table-row>
        <table:table-row>
          <table:table-cell table:style-name="Table1.A3" office:value-type="string">
            <text:p text:style-name="P7">“File”-→”Open<text:span text:style-name="T5">2</text:span>”</text:p>
          </table:table-cell>
          <table:table-cell table:style-name="Table1.A3" office:value-type="string">
            <text:p text:style-name="P8">Can be used for program to remember different last directory for easier phoneme opening</text:p>
          </table:table-cell>
        </table:table-row>
        <table:table-row>
          <table:table-cell table:style-name="Table1.A1" office:value-type="string">
            <text:p text:style-name="P4">“File” -→”Close”</text:p>
          </table:table-cell>
          <table:table-cell table:style-name="Table1.A1" office:value-type="string">
            <text:p text:style-name="P4">Closes the opened phoneme’s description file.</text:p>
          </table:table-cell>
        </table:table-row>
        <table:table-row>
          <table:table-cell table:style-name="Table1.A1" office:value-type="string">
            <text:p text:style-name="P4">“File”-→”Quit”</text:p>
          </table:table-cell>
          <table:table-cell table:style-name="Table1.A1" office:value-type="string">
            <text:p text:style-name="P4">Exits the program.</text:p>
          </table:table-cell>
        </table:table-row>
        <table:table-row>
          <table:table-cell table:style-name="Table1.A1" office:value-type="string">
            <text:p text:style-name="P4">“Speak”-→”Translate”</text:p>
          </table:table-cell>
          <table:table-cell table:style-name="Table1.A1" office:value-type="string">
            <text:p text:style-name="P4">Translates a text from the input window into phoneme mnemonics, with the selected rules of pronunciation using the command line arguments and writes it to the file.</text:p>
            <text:p text:style-name="P4">(The rules of pronunciation are selected together with the voice selection in “Voice”-→”Voice selection”). Then the phoneme mnemonics from the file are written into the output window.</text:p>
          </table:table-cell>
        </table:table-row>
        <table:table-row>
          <table:table-cell table:style-name="Table1.A1" office:value-type="string">
            <text:p text:style-name="P4">“Speak”-→”Show rules”</text:p>
          </table:table-cell>
          <table:table-cell table:style-name="Table1.A1" office:value-type="string">
            <text:p text:style-name="P4">Shows a text transcription according to the reading rules of the selected language. The reading rules are also selected with the voice selection in “Voice”-→”Voice selection”.</text:p>
          </table:table-cell>
        </table:table-row>
        <table:table-row>
          <table:table-cell table:style-name="Table1.A1" office:value-type="string">
            <text:p text:style-name="P4">“Speak”-→”Show IPA”</text:p>
          </table:table-cell>
          <table:table-cell table:style-name="Table1.A1" office:value-type="string">
            <text:p text:style-name="P4">Shows the text transcription according to English reading rules</text:p>
            <text:p text:style-name="P4"/>
          </table:table-cell>
        </table:table-row>
        <table:table-row>
          <table:table-cell table:style-name="Table1.A1" office:value-type="string">
            <text:p text:style-name="P4">“Speak”-→”Speak”</text:p>
          </table:table-cell>
          <table:table-cell table:style-name="Table1.A1" office:value-type="string">
            <text:p text:style-name="P4">Pronounces the text as phoneme mnemonic according to pronunciation rules of language selected in “Voice”-→”Voice selection”.</text:p>
          </table:table-cell>
        </table:table-row>
        <table:table-row>
          <table:table-cell table:style-name="Table1.A1" office:value-type="string">
            <text:p text:style-name="P4">“Voice”-→”Select Voice”</text:p>
          </table:table-cell>
          <table:table-cell table:style-name="Table1.A1" office:value-type="string">
            <text:p text:style-name="P4">Selects reading and pronunciation rules for pronouncing of the text and showing it as a phoneme mnemonic. Russian voice doesn’t work properly also in the original program.</text:p>
            <text:p text:style-name="P4"/>
          </table:table-cell>
        </table:table-row>
        <table:table-row>
          <table:table-cell table:style-name="Table1.A1" office:value-type="string">
            <text:p text:style-name="P4">“Options”--&gt;”Language”</text:p>
          </table:table-cell>
          <table:table-cell table:style-name="Table1.A1" office:value-type="string">
            <text:p text:style-name="P4">Changes the language of the interface.</text:p>
          </table:table-cell>
        </table:table-row>
        <table:table-row>
          <table:table-cell table:style-name="Table1.A1" office:value-type="string">
            <text:p text:style-name="P4">“Options”-→”Speed”</text:p>
          </table:table-cell>
          <table:table-cell table:style-name="Table1.A1" office:value-type="string">
            <text:p text:style-name="P4">Changes the speed of pronunciation.</text:p>
          </table:table-cell>
        </table:table-row>
        <table:table-row>
          <table:table-cell table:style-name="Table1.A1" office:value-type="string">
            <text:p text:style-name="P4">“Options”-→”Speak punctuation”</text:p>
          </table:table-cell>
          <table:table-cell table:style-name="Table1.A1" office:value-type="string">
            <text:p text:style-name="P4">Pronounces the text together with the punctuation signs.</text:p>
          </table:table-cell>
        </table:table-row>
        <table:table-row>
          <table:table-cell table:style-name="Table1.A1" office:value-type="string">
            <text:p text:style-name="P4">“Text”--&gt;”Translate”</text:p>
            <text:p text:style-name="P4">The same as “Speak”-→”Translate”</text:p>
          </table:table-cell>
          <table:table-cell table:style-name="Table1.A1" office:value-type="string">
            <text:p text:style-name="Обычный"><text:span text:style-name="Основной_20_шрифт_20_абзаца"><text:span text:style-name="T4">Translates the text from the input window into phoneme mnemonics, according to the selected rules of pronunciation using command line arguments and writes it to the file.</text:span></text:span></text:p>
            <text:p text:style-name="Обычный"><text:span text:style-name="Основной_20_шрифт_20_абзаца"><text:span text:style-name="T4">The rules of pronunciation are selected together with voice selection in “Voice”-→”Voice selection”. Then the phoneme mnemonics from the file are written into the output window.</text:span></text:span></text:p>
          </table:table-cell>
        </table:table-row>
        <table:table-row>
          <table:table-cell table:style-name="Table1.A1" office:value-type="string">
            <text:p text:style-name="P4">“Text”-→”Speak”</text:p>
            <text:p text:style-name="P4">The same as “Speak”-→”Speak”</text:p>
          </table:table-cell>
          <table:table-cell table:style-name="Table1.A1" office:value-type="string">
            <text:p text:style-name="P4">Pronounces the text as phoneme mnemonic with the pronunciation speed set in “Options”--&gt;”Speed”.</text:p>
          </table:table-cell>
        </table:table-row>
        <table:table-row>
          <table:table-cell table:style-name="Table1.A1" office:value-type="string">
            <text:p text:style-name="P4">“Text”-→”Show rules”</text:p>
            <text:p text:style-name="P4"/>
          </table:table-cell>
          <table:table-cell table:style-name="Table1.A1" office:value-type="string">
            <text:p text:style-name="P4">The same as “Speak”-→”Show rules” Shows the text transcription with reading rules of the selected language. Reading rules are also selected with the voice selection in “Voice”-→”Voice selection”.</text:p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4">“Text”-→”Text show IPA”</text:p>
            <text:p text:style-name="P4">the same as “Speak”-→”Show IPA”</text:p>
          </table:table-cell>
          <table:table-cell table:style-name="Table1.A1" office:value-type="string">
            <text:p text:style-name="P4">Shows the text transcription according to English reading rules.</text:p>
          </table:table-cell>
        </table:table-row>
        <table:table-row table:style-name="Table1.18">
          <table:table-cell table:style-name="Table1.A3" office:value-type="string">
            <text:p text:style-name="P5"><text:span text:style-name="T6">File</text:span> → Export graph</text:p>
          </table:table-cell>
          <table:table-cell table:style-name="Table1.A3" office:value-type="string">
            <text:p text:style-name="P5">Allows you to export currently open graph from eSpeak NG Java Editor to the main folder with a default name “graph” in png format.</text:p>
          </table:table-cell>
        </table:table-row>
        <table:table-row table:style-name="Table1.19">
          <table:table-cell table:style-name="Table1.A3" office:value-type="string">
            <text:p text:style-name="P11"><text:span text:style-name="T6">Tools </text:span>→ Make Vowels Chart → </text:p>
            <text:p text:style-name="P11"/>
            <text:p text:style-name="P11">1. From compiled phoneme data </text:p>
            <text:p text:style-name="P11"/>
            <text:p text:style-name="P11">2. From directory of vowel files…</text:p>
          </table:table-cell>
          <table:table-cell table:style-name="Table1.A3" office:value-type="string">
            <text:p text:style-name="P6">1. Shows the graph of vowel phonemes, which is drawn from the predefined file path, which corresponds to the language of voice selected (“Voice” → “Select voice”).</text:p>
            <text:p text:style-name="P6"/>
            <text:p text:style-name="P6">2. Allows to choose the file from which the graph of vowel phonemes is drawn. Currently the default folder is …/espeak-ng/phsource/vowelcharts.</text:p>
            <text:p text:style-name="P6"/>
          </table:table-cell>
        </table:table-row>
        <table:table-row table:style-name="Table1.20">
          <table:table-cell table:style-name="Table1.A3" office:value-type="string">
            <text:p text:style-name="P12"><text:span text:style-name="T6">Help</text:span> → </text:p>
            <text:p text:style-name="P12"/>
            <text:p text:style-name="P12"><text:span text:style-name="T7">1. </text:span>e<text:span text:style-name="T7">S</text:span>peak <text:span text:style-name="T7">D</text:span>ocumentation</text:p>
            <text:p text:style-name="P12"/>
            <text:p text:style-name="P12"><text:span text:style-name="T7">2. </text:span>About</text:p>
          </table:table-cell>
          <table:table-cell table:style-name="Table1.A3" office:value-type="string">
            <text:p text:style-name="P6"/>
            <text:p text:style-name="P9">1. The list of documentation for original e<text:span text:style-name="T8">S</text:span>peak version in HTML.</text:p>
            <text:p text:style-name="P6"/>
            <text:p text:style-name="P6"><text:span text:style-name="T7">2. </text:span>Gives you the information about the project. <text:span text:style-name="T7">Program name, release date, author, website and also the licence version.</text:span></text:p>
          </table:table-cell>
        </table:table-row>
        <table:table-row table:style-name="Table1.20">
          <table:table-cell table:style-name="Table1.A3" office:value-type="string">
            <text:p text:style-name="P14"><text:span text:style-name="T6">Options</text:span> → </text:p>
            <text:p text:style-name="P14">Set paths:</text:p>
            <text:p text:style-name="P13">1. Master phonemes files…</text:p>
            <text:p text:style-name="P13">2. Phoneme data source…</text:p>
            <text:p text:style-name="P13">3. Dictionary data source…</text:p>
            <text:p text:style-name="P13">4. Synthesized sound WAV files...</text:p>
            <text:p text:style-name="P13">5. Voice files to modify formant peaks…</text:p>
          </table:table-cell>
          <table:table-cell table:style-name="Table1.A3" office:value-type="string">
            <text:p text:style-name="P10"/>
            <text:p text:style-name="P10"/>
            <text:p text:style-name="P10"/>
            <text:p text:style-name="P10"/>
            <text:p text:style-name="P10"/>
            <text:p text:style-name="P10">All the buttons allows you to set the path to save the different types of files in chosen folder.</text:p>
          </table:table-cell>
        </table:table-row>
        <table:table-row table:style-name="Table1.20">
          <table:table-cell table:style-name="Table1.A3" office:value-type="string">
            <text:p text:style-name="P17"><text:span text:style-name="T6">Options</text:span> → Speak character</text:p>
          </table:table-cell>
          <table:table-cell table:style-name="Table1.A3" office:value-type="string">
            <text:p text:style-name="P16">Pronounces the text <text:span text:style-name="T9">by characters </text:span>as phoneme mnemonic according to pronunciation rules of language selected in “Voice”-→”Voice selection”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492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omka1</meta:initial-creator>
    <meta:creation-date>2016-08-23T11:35:00Z</meta:creation-date>
    <dc:date>2018-03-28T16:14:32.818350955</dc:date>
    <meta:editing-cycles>9</meta:editing-cycles>
    <meta:editing-duration>PT1H24M47S</meta:editing-duration>
    <meta:document-statistic meta:table-count="1" meta:image-count="0" meta:object-count="0" meta:page-count="2" meta:paragraph-count="62" meta:word-count="563" meta:character-count="3750" meta:non-whitespace-character-count="3245"/>
    <meta:template xlink:type="simple" xlink:actuate="onRequest" xlink:title="" xlink:href="../../workspace/espeak/espeak-ng-jeditor-master/docs/A-List-of-the-working-buttons-and-descriptions-of-their-functions.odt/Normal"/>
  </office:meta>
</office:document-meta>
</file>